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1401fe" officeooo:paragraph-rsid="001401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r. G and Victoria</text:p>
      <text:p text:style-name="P1">Joe Hill</text:p>
      <text:p text:style-name="P1">Walt </text:p>
      <text:p text:style-name="P1">Filmah + Husband + Oscar</text:p>
      <text:p text:style-name="P1">Mrs Taimanao</text:p>
      <text:p text:style-name="P1">Mr Greening</text:p>
      <text:p text:style-name="P1">Mrs Columbo</text:p>
      <text:p text:style-name="P1">Mr and Mrs Baldazo</text:p>
      <text:p text:style-name="P1">Board Charman Babauta</text:p>
      <text:p text:style-name="P1">Doc and Anna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0:32:36.062237078</meta:creation-date>
    <meta:print-date>2017-12-03T10:35:14.691975293</meta:print-date>
    <dc:date>2017-12-03T10:47:24.228925158</dc:date>
    <meta:editing-duration>PT4M37S</meta:editing-duration>
    <meta:editing-cycles>1</meta:editing-cycles>
    <meta:document-statistic meta:table-count="0" meta:image-count="0" meta:object-count="0" meta:page-count="1" meta:paragraph-count="10" meta:word-count="28" meta:character-count="140" meta:non-whitespace-character-count="121"/>
    <meta:generator>LibreOffice/5.4.1.2$Linux_X86_64 LibreOffice_project/ea7cb86e6eeb2bf3a5af73a8f7777ac570321527</meta:generator>
  </office:meta>
</office:document-meta>
</file>